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420605885498822878"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235173965162247174"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605848833188016104"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7647466239311214997"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176203566696370393"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92461911942993256"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48750995103112455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761054162017664352"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6778410" text:continue-list="list548750995103112455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3088658280087909164"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6805493"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6780540"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6796530"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6808356"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6796496"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3105482377877745776"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6007959914566722074"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15078393785998104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6791301"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596082952140281769"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719250730051854817"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667895830895381257" text:style-name="L15">
        <text:list-item>
          <text:list>
            <text:list-header>
              <text:p text:style-name="P187">1.5 miles averaging about 9:40/mile and rest 1 min</text:p>
            </text:list-header>
          </text:list>
        </text:list-item>
      </text:list>
      <text:p text:style-name="P25">1 mile in 8:26 and rest 2 min</text:p>
      <text:list xml:id="list1698095435802958992"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7708150726850454232"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90427"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4622026521378450093"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482043445723111427"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087858425457202624"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6785348" text:continue-list="list4482043445723111427" text:style-name="L19">
        <text:list-item>
          <text:list>
            <text:list-header>
              <text:p text:style-name="P191">(Pace*HR)=1240</text:p>
            </text:list-header>
          </text:list>
        </text:list-item>
      </text:list>
      <text:list xml:id="list36783846" text:continue-list="list4622026521378450093" text:style-name="L18">
        <text:list-item>
          <text:list>
            <text:list-header>
              <text:p text:style-name="P190">2 miles at 10:46/mile Ave HR= 121 bpm and rest a few minutes</text:p>
            </text:list-header>
          </text:list>
        </text:list-item>
      </text:list>
      <text:list xml:id="list36778220" text:continue-list="list36785348"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6793612"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077513528475458157"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42684381229767173"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779627449447016255"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5957898671035537766"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059827772650357630"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210759448371287291"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6798431"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6802900"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2757692875091357973"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556870866175630323"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242428117610352160"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971785694213735518"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367880078098036194"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2010601299081740039" text:style-name="L32">
        <text:list-item>
          <text:list>
            <text:list-header>
              <text:p text:style-name="P201">0.25 miles in 2:54</text:p>
              <text:p text:style-name="P201">1 mile in 9:21 going faster as I ran and ending at around 8:30 pace</text:p>
            </text:list-header>
          </text:list>
        </text:list-item>
      </text:list>
      <text:list xml:id="list2999724767672282279"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730493008797855051"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265591272682567313"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286284468800572447"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990657357674405681"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35203181342216610"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8770318279571820298"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text:soft-page-break/>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472149292531166369" text:style-name="L40">
        <text:list-item>
          <text:list>
            <text:list-header>
              <text:p text:style-name="P214"><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oft-page-break/><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1T16:53:46.97</dc:date>
    <dc:creator>James Lombardi</dc:creator>
    <meta:editing-duration>P34DT16H58M11S</meta:editing-duration>
    <meta:editing-cycles>2421</meta:editing-cycles>
    <meta:generator>OpenOffice/4.1.2$Win32 OpenOffice.org_project/412m3$Build-9782</meta:generator>
    <meta:document-statistic meta:table-count="0" meta:image-count="9" meta:object-count="0" meta:page-count="239" meta:paragraph-count="7035" meta:word-count="75555" meta:character-count="386708"/>
  </office:meta>
</office:document-meta>
</file>